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6df5" officeooo:paragraph-rsid="001a6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ú del Día</text:p>
      <text:p text:style-name="P1">Primeros / Primeiros</text:p>
      <text:p text:style-name="P1">Garbanzos salteados con jamón / Garavanzos salteados con xamón</text:p>
      <text:p text:style-name="P1">Ensalada de arroz y pollo / Ensalada de arroz e polo</text:p>
      <text:p text:style-name="P1">Crema de pescado y verdura / Crema de peixe e verdura </text:p>
      <text:p text:style-name="P1">Segundos / Segundos</text:p>
      <text:p text:style-name="P1">Bistec a la plancha / Bisté á prancha</text:p>
      <text:p text:style-name="P1">Calamares a la romana / Luras á romana</text:p>
      <text:p text:style-name="P1">Rape marinado / Peixe sapo mariña </text:p>
      <text:p text:style-name="P1">9,50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51:05.631000000</meta:creation-date>
    <dc:date>2017-03-16T13:51:19.725000000</dc:date>
    <meta:editing-duration>P0D</meta:editing-duration>
    <meta:editing-cycles>1</meta:editing-cycles>
    <meta:document-statistic meta:table-count="0" meta:image-count="0" meta:object-count="0" meta:page-count="1" meta:paragraph-count="10" meta:word-count="63" meta:character-count="333" meta:non-whitespace-character-count="278"/>
    <meta:generator>LibreOffice/4.2.4.2$Windows_x86 LibreOffice_project/63150712c6d317d27ce2db16eb94c2f3d7b699f8</meta:generator>
  </office:meta>
</office:document-meta>
</file>